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Condensed" svg:font-family="'Roboto Condensed'"/>
  </office:font-face-decls>
  <office:automatic-styles>
    <style:style style:name="P1" style:family="paragraph" style:parent-style-name="Standard">
      <style:text-properties officeooo:rsid="00088d72" officeooo:paragraph-rsid="00088d72"/>
    </style:style>
    <style:style style:name="P2" style:family="paragraph" style:parent-style-name="Standard">
      <style:text-properties officeooo:rsid="000a2262" officeooo:paragraph-rsid="000a2262"/>
    </style:style>
    <style:style style:name="P3" style:family="paragraph" style:parent-style-name="Standard">
      <style:text-properties officeooo:rsid="000c3307" officeooo:paragraph-rsid="000c3307"/>
    </style:style>
    <style:style style:name="P4" style:family="paragraph" style:parent-style-name="Standard">
      <style:text-properties fo:font-weight="normal" officeooo:rsid="00105679" officeooo:paragraph-rsid="00105679" style:font-weight-asian="normal" style:font-weight-complex="normal"/>
    </style:style>
    <style:style style:name="P5" style:family="paragraph" style:parent-style-name="Standard">
      <style:text-properties fo:font-weight="normal" officeooo:rsid="00119eda" officeooo:paragraph-rsid="00131dc7" style:font-weight-asian="normal" style:font-weight-complex="normal"/>
    </style:style>
    <style:style style:name="P6" style:family="paragraph" style:parent-style-name="Standard">
      <style:text-properties fo:font-weight="normal" officeooo:rsid="0011bbf3" officeooo:paragraph-rsid="00131dc7" style:font-weight-asian="normal" style:font-weight-complex="normal"/>
    </style:style>
    <style:style style:name="P7" style:family="paragraph" style:parent-style-name="Standard">
      <style:text-properties fo:font-weight="normal" officeooo:rsid="0011d819" officeooo:paragraph-rsid="0011d819" style:font-weight-asian="normal" style:font-weight-complex="normal"/>
    </style:style>
    <style:style style:name="P8" style:family="paragraph" style:parent-style-name="Standard">
      <style:text-properties fo:font-weight="normal" officeooo:rsid="00142e3f" officeooo:paragraph-rsid="00142e3f" style:font-weight-asian="normal" style:font-weight-complex="normal"/>
    </style:style>
    <style:style style:name="P9" style:family="paragraph" style:parent-style-name="Standard">
      <style:text-properties fo:font-weight="normal" officeooo:rsid="00168632" officeooo:paragraph-rsid="00168632" style:font-weight-asian="normal" style:font-weight-complex="normal"/>
    </style:style>
    <style:style style:name="P10" style:family="paragraph" style:parent-style-name="Standard">
      <style:text-properties fo:font-weight="normal" officeooo:rsid="0019bb48" officeooo:paragraph-rsid="0019bb48" style:font-weight-asian="normal" style:font-weight-complex="normal"/>
    </style:style>
    <style:style style:name="P11" style:family="paragraph" style:parent-style-name="Standard">
      <style:text-properties fo:font-weight="normal" officeooo:rsid="001aeaa7" officeooo:paragraph-rsid="001aeaa7" style:font-weight-asian="normal" style:font-weight-complex="normal"/>
    </style:style>
    <style:style style:name="P12" style:family="paragraph" style:parent-style-name="Standard">
      <style:text-properties fo:font-weight="normal" officeooo:rsid="001c1b04" officeooo:paragraph-rsid="001c1b04" style:font-weight-asian="normal" style:font-weight-complex="normal"/>
    </style:style>
    <style:style style:name="P13" style:family="paragraph" style:parent-style-name="Standard">
      <style:text-properties fo:font-weight="normal" officeooo:rsid="001d8563" officeooo:paragraph-rsid="001d8563" style:font-weight-asian="normal" style:font-weight-complex="normal"/>
    </style:style>
    <style:style style:name="P14" style:family="paragraph" style:parent-style-name="Standard">
      <style:text-properties fo:font-weight="normal" officeooo:rsid="001daa48" officeooo:paragraph-rsid="001daa48" style:font-weight-asian="normal" style:font-weight-complex="normal"/>
    </style:style>
    <style:style style:name="T1" style:family="text">
      <style:text-properties fo:font-weight="normal" officeooo:rsid="00105679"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a07d1"/>
    </style:style>
    <style:style style:name="T4" style:family="text">
      <style:text-properties officeooo:rsid="001d85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positivos de internetworks: Routers</text:p>
      <text:p text:style-name="P1">Dispositivos de acceso a la red: Switches o acceso inalámbrico</text:p>
      <text:p text:style-name="P1"/>
      <text:p text:style-name="P1">Los protocolos son un conjunto de reglas y convenciones que rigen un aspecto particular de cómo los dispositivos de una red se comunicacn entre sí</text:p>
      <text:p text:style-name="P1"/>
      <text:p text:style-name="P2">Conmutación de paquetes</text:p>
      <text:p text:style-name="P2">redes de almacenamiento</text:p>
      <text:p text:style-name="P2">conmutación de circuitos</text:p>
      <text:p text:style-name="P3">nombre de la organización que administra los servidores DNS root: <text:s/><text:span text:style-name="T2">ICANN (Corporación de internet para la asignación de nombres y números).</text:span></text:p>
      <text:p text:style-name="P7">Definición de SMTP : Principal protocolo de la capa de aplicación para el correo electrónico. Utiliza el servicio de transferencia de datos fiable de TCP para transferir el correo desde el servidor de correo del emisor al servidor de correo del destinatario.</text:p>
      <text:p text:style-name="P12">Componentes de la arquitectura SMTP.</text:p>
      <text:p text:style-name="P4">IMAP (Protocolo de acceso a mensajes de internet) corre en el puerto 143 de TCP. Permite la creación de carpetas por parte del usuario para su posterior tratamiento. El contenido no se descarga en el cliente.</text:p>
      <text:p text:style-name="P6">POP3 (Protocolo de Oficina de Correos) corre en el puerto 110 de TCP. Es simple y <text:s text:c="3"/>es el menos seguro</text:p>
      <text:p text:style-name="P5">Diferencias entre TCP y UDP</text:p>
      <text:p text:style-name="P8">Qué es Rlogin?</text:p>
      <text:p text:style-name="P8">Qué es VNC?</text:p>
      <text:p text:style-name="P8">Tipos de registros DNS y para qué sirve/n</text:p>
      <text:p text:style-name="P9">Diferentes códigos de estado</text:p>
      <text:p text:style-name="P9">métodos de solicitud HTTP</text:p>
      <text:p text:style-name="P10">HTTP persistente y no persistente, <text:span text:style-name="T3">tal vez contínua</text:span></text:p>
      <text:p text:style-name="P11">Tipos de servidores DNS</text:p>
      <text:p text:style-name="P11">¿ En cuantas categorías se dividen los dominios de nivel superior?</text:p>
      <text:p text:style-name="P13">¿Qué tipo de modelo es HTTP?</text:p>
      <text:p text:style-name="P14">Versiones de HTTP</text:p>
      <text:p text:style-name="P14">Como se denomina a los servidores que permiten enviar correo electrónico sin autenticación.</text:p>
      <text:p text:style-name="P14">consulta de dns la consulta iterativa </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Condensed" svg:font-family="'Roboto Condens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8T19:05:02.849000000</meta:creation-date>
    <dc:date>2022-09-28T21:21:26.787000000</dc:date>
    <meta:editing-duration>PT2H6M12S</meta:editing-duration>
    <meta:editing-cycles>25</meta:editing-cycles>
    <meta:generator>LibreOffice/7.3.3.2$Windows_X86_64 LibreOffice_project/d1d0ea68f081ee2800a922cac8f79445e4603348</meta:generator>
    <meta:document-statistic meta:table-count="0" meta:image-count="0" meta:object-count="0" meta:page-count="1" meta:paragraph-count="24" meta:word-count="250" meta:character-count="1520" meta:non-whitespace-character-count="1289"/>
  </office:meta>
</office:document-meta>
</file>